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2.905cm" svg:y1="7.35cm" svg:x2="2.905cm" svg:y2="8.62cm">
            <text:p/>
          </draw:line>
          <draw:line draw:style-name="gr1" draw:text-style-name="P1" draw:layer="layout" svg:x1="3.222cm" svg:y1="7.35cm" svg:x2="3.222cm" svg:y2="8.62cm">
            <text:p/>
          </draw:line>
          <draw:line draw:style-name="gr1" draw:text-style-name="P1" draw:layer="layout" svg:x1="3.222cm" svg:y1="7.985cm" svg:x2="4.175cm" svg:y2="7.985cm">
            <text:p/>
          </draw:line>
          <draw:line draw:style-name="gr1" draw:text-style-name="P1" draw:layer="layout" svg:x1="2.905cm" svg:y1="7.985cm" svg:x2="1.952cm" svg:y2="7.985cm">
            <text:p/>
          </draw:line>
        </draw:g>
        <draw:g>
          <draw:rect draw:style-name="gr1" draw:text-style-name="P1" draw:layer="layout" svg:width="1.905cm" svg:height="0.635cm" svg:x="3.54cm" svg:y="4.175cm">
            <text:p/>
          </draw:rect>
          <draw:line draw:style-name="gr1" draw:text-style-name="P1" draw:layer="layout" svg:x1="5.445cm" svg:y1="4.492cm" svg:x2="6.397cm" svg:y2="4.492cm">
            <text:p/>
          </draw:line>
          <draw:line draw:style-name="gr1" draw:text-style-name="P1" draw:layer="layout" svg:x1="2.587cm" svg:y1="4.492cm" svg:x2="3.539cm" svg:y2="4.492cm">
            <text:p/>
          </draw:line>
        </draw:g>
        <draw:g>
          <draw:custom-shape draw:style-name="standard" draw:layer="layout" svg:width="3.199cm" svg:height="3.16cm" draw:transform="rotate (-1.57079632679579) translate (11.145cm 5.433cm)">
            <text:p/>
            <draw:enhanced-geometry svg:viewBox="0 0 21600 21600" draw:glue-points="10800 0 ?f1 10800 0 21600 10800 21600 21600 21600 ?f7 10800" draw:text-areas="?f1 10800 ?f2 18000 ?f3 7200 ?f4 21600" draw:type="isosceles-triangle" draw:modifiers="10928.2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standard" draw:layer="layout" svg:x1="7.985cm" svg:y1="6.08cm" svg:x2="7.032cm" svg:y2="6.08cm">
            <text:p/>
          </draw:line>
          <draw:line draw:style-name="standard" draw:layer="layout" svg:x1="7.985cm" svg:y1="7.985cm" svg:x2="7.032cm" svg:y2="7.985cm">
            <text:p/>
          </draw:line>
          <draw:line draw:style-name="standard" draw:layer="layout" svg:x1="12.113cm" svg:y1="7.032cm" svg:x2="11.16cm" svg:y2="7.032cm">
            <text:p/>
          </draw:line>
          <draw:line draw:style-name="standard" draw:layer="layout" svg:x1="9.255cm" svg:y1="6.08cm" svg:x2="9.255cm" svg:y2="5.127cm">
            <text:p/>
          </draw:line>
          <draw:line draw:style-name="standard" draw:layer="layout" svg:x1="9.255cm" svg:y1="8.937cm" svg:x2="9.255cm" svg:y2="7.9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Vassili Leonov</meta:initial-creator>
    <meta:creation-date>2010-07-31T15:45:31</meta:creation-date>
    <dc:creator>Vassili Leonov</dc:creator>
    <dc:date>2010-07-31T22:48:11</dc:date>
    <meta:editing-cycles>2</meta:editing-cycles>
    <meta:editing-duration>PT6H57M19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